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TRUMPET BLOWING (8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THE TRUMPET BLOWING (8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use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ayers (8:2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eview (8: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REVELATION 8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THE TRUMPET BLOWING (8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ACCOMPANYING THE TRUMPET BLOWING (8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ACCOMPANYING THE TRUMPET BLOWING (8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irst trumpet (8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econd trumpet (8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ird trumpet (8:10-1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urth trumpet (8:12-13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Fourth trumpet (8:12-13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action (8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ftermath (8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ACCOMPANYING THE TRUMPET BLOWING (8:6-13)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First trumpet (8:6-7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econd trumpet (8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ird trumpet (8:10-1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Fourth trumpet (8:12-1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REVELATION 8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EVENTS PRECEDING THE TRUMPET BLOWING (8:1-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EVENTS ACCOMPANYING THE TRUMPET BLOWING (8:6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8</dc:title>
    <meta:initial-creator>David STRICKLAND</meta:initial-creator>
    <dc:creator>David STRICKLAND</dc:creator>
    <meta:creation-date>2020-02-22T19:35:25Z</meta:creation-date>
    <dc:date>2020-02-22T19:35:25Z</dc:date>
    <meta:template xlink:href="BibleStudy" xlink:type="simple"/>
    <meta:editing-cycles>1</meta:editing-cycles>
    <meta:editing-duration>PT0S</meta:editing-duration>
    <meta:document-statistic meta:paragraph-count="25" meta:word-count="154"/>
  </office:meta>
</office:document-meta>
</file>